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TableColumn3" style:family="table-column">
      <style:table-column-properties style:column-width="1.1159in" style:use-optimal-column-width="false"/>
    </style:style>
    <style:style style:name="TableColumn4" style:family="table-column">
      <style:table-column-properties style:column-width="1.1152in" style:use-optimal-column-width="false"/>
    </style:style>
    <style:style style:name="TableColumn5" style:family="table-column">
      <style:table-column-properties style:column-width="1.1152in" style:use-optimal-column-width="false"/>
    </style:style>
    <style:style style:name="TableColumn6" style:family="table-column">
      <style:table-column-properties style:column-width="1.1152in" style:use-optimal-column-width="false"/>
    </style:style>
    <style:style style:name="TableColumn7" style:family="table-column">
      <style:table-column-properties style:column-width="1.1152in" style:use-optimal-column-width="false"/>
    </style:style>
    <style:style style:name="TableColumn8" style:family="table-column">
      <style:table-column-properties style:column-width="1.1159in" style:use-optimal-column-width="false"/>
    </style:style>
    <style:style style:name="Table2" style:family="table">
      <style:table-properties style:width="6.693in" fo:margin-left="0in" table:align="left"/>
    </style:style>
    <style:style style:name="TableRow9" style:family="table-row">
      <style:table-row-properties style:use-optimal-row-height="false"/>
    </style:style>
    <style:style style:name="TableCell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 style:family="table-cell">
      <style:table-cell-properties fo:border="0.0034in solid #000000"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40" style:parent-style-name="Absatz-Standardschriftart" style:family="text">
      <style:text-properties fo:font-weight="bold" style:font-weight-asian="bold" style:font-weight-complex="bold" fo:font-size="15pt" style:font-size-asian="15pt" style:font-size-complex="15pt"/>
    </style:style>
    <style:style style:name="P241" style:parent-style-name="Standard" style:family="paragraph">
      <style:text-properties fo:font-weight="bold" style:font-weight-asian="bold" style:font-weight-complex="bold" fo:font-size="15pt" style:font-size-asian="15pt" style:font-size-complex="15pt"/>
    </style:style>
    <style:style style:name="P242" style:parent-style-name="Standard" style:family="paragraph">
      <style:text-properties fo:font-weight="bold" style:font-weight-asian="bold" style:font-weight-complex="bold" fo:font-size="15pt" style:font-size-asian="15pt" style:font-size-complex="15pt"/>
    </style:style>
    <style:style style:name="P243" style:parent-style-name="Standard" style:family="paragraph">
      <style:text-properties fo:font-weight="bold" style:font-weight-asian="bold" style:font-weight-complex="bold" fo:font-size="15pt" style:font-size-asian="15pt" style:font-size-complex="15pt"/>
    </style:style>
    <style:style style:name="P244" style:parent-style-name="Standard" style:family="paragraph">
      <style:text-properties fo:font-weight="bold" style:font-weight-asian="bold" style:font-weight-complex="bold" fo:font-size="15pt" style:font-size-asian="15pt" style:font-size-complex="15pt"/>
    </style:style>
    <style:style style:name="P245" style:parent-style-name="Standard" style:family="paragraph">
      <style:text-properties fo:font-weight="bold" style:font-weight-asian="bold" style:font-weight-complex="bold"/>
    </style:style>
    <style:style style:name="P246" style:parent-style-name="Standard" style:family="paragraph">
      <style:text-properties style:font-weight-complex="bold"/>
    </style:style>
    <style:style style:name="P247" style:parent-style-name="Standard" style:family="paragraph">
      <style:text-properties style:font-weight-complex="bold"/>
    </style:style>
    <style:style style:name="P248" style:parent-style-name="Standard" style:family="paragraph">
      <style:text-properties style:font-weight-complex="bold"/>
    </style:style>
    <style:style style:name="P249" style:parent-style-name="Standard" style:family="paragraph">
      <style:text-properties fo:font-weight="bold" style:font-weight-asian="bold" style:font-weight-complex="bold"/>
    </style:style>
    <style:style style:name="P250" style:parent-style-name="Standard" style:family="paragraph">
      <style:text-properties fo:font-weight="bold" style:font-weight-asian="bold" style:font-weight-complex="bold"/>
    </style:style>
    <style:style style:name="P251" style:parent-style-name="Standard" style:family="paragraph">
      <style:text-properties fo:font-weight="bold" style:font-weight-asian="bold" style:font-weight-complex="bold"/>
    </style:style>
    <style:style style:name="P252" style:parent-style-name="Standard" style:family="paragraph">
      <style:text-properties fo:font-weight="bold" style:font-weight-asian="bold" style:font-weight-complex="bold" fo:font-size="15pt" style:font-size-asian="15pt" style:font-size-complex="15pt"/>
    </style:style>
    <style:style style:name="T253" style:parent-style-name="Absatz-Standardschriftart" style:family="text">
      <style:text-properties fo:font-weight="bold" style:font-weight-asian="bold" style:font-weight-complex="bold"/>
    </style:style>
    <style:style style:name="T254" style:parent-style-name="Absatz-Standardschriftart" style:family="text">
      <style:text-properties fo:font-weight="bold" style:font-weight-asian="bold" style:font-weight-complex="bold"/>
    </style:style>
    <style:style style:name="P255" style:parent-style-name="Standard" style:family="paragraph">
      <style:text-properties fo:font-weight="bold" style:font-weight-asian="bold" style:font-weight-complex="bold"/>
    </style:style>
    <style:style style:name="P256" style:parent-style-name="Standard" style:family="paragraph">
      <style:text-properties fo:font-weight="bold" style:font-weight-asian="bold" style:font-weight-complex="bold" fo:font-size="15pt" style:font-size-asian="15pt" style:font-size-complex="15pt"/>
    </style:style>
    <style:style style:name="T257" style:parent-style-name="Absatz-Standardschriftart" style:family="text">
      <style:text-properties fo:font-weight="bold" style:font-weight-asian="bold" style:font-weight-complex="bold" fo:font-size="15pt" style:font-size-asian="15pt" style:font-size-complex="15pt"/>
    </style:style>
    <style:style style:name="P258" style:parent-style-name="Standard" style:family="paragraph">
      <style:text-properties fo:font-weight="bold" style:font-weight-asian="bold" style:font-weight-complex="bold"/>
    </style:style>
    <style:style style:name="P259" style:parent-style-name="Standard" style:list-style-name="LFO1" style:family="paragraph"/>
    <style:style style:name="P260" style:parent-style-name="Standard" style:list-style-name="LFO1" style:family="paragraph"/>
    <style:style style:name="P261" style:parent-style-name="Standard" style:list-style-name="LFO1" style:family="paragraph"/>
    <style:style style:name="P262" style:parent-style-name="Standard" style:list-style-name="LFO1" style:family="paragraph"/>
    <style:style style:name="P263" style:parent-style-name="Standard" style:list-style-name="LFO1" style:family="paragraph"/>
    <style:style style:name="P264" style:parent-style-name="Standard" style:family="paragraph">
      <style:text-properties fo:font-weight="bold" style:font-weight-asian="bold" style:font-weight-complex="bold"/>
    </style:style>
    <style:style style:name="P265" style:parent-style-name="Standard" style:family="paragraph">
      <style:text-properties fo:font-weight="bold" style:font-weight-asian="bold" style:font-weight-complex="bold" fo:font-size="15pt" style:font-size-asian="15pt" style:font-size-complex="15pt"/>
    </style:style>
    <style:style style:name="P266" style:parent-style-name="Standard" style:family="paragraph">
      <style:text-properties fo:font-weight="bold" style:font-weight-asian="bold" style:font-weight-complex="bold" fo:font-size="15pt" style:font-size-asian="15pt" style:font-size-complex="15pt"/>
    </style:style>
    <style:style style:name="P267" style:parent-style-name="Standard" style:family="paragraph">
      <style:text-properties fo:font-weight="bold" style:font-weight-asian="bold" style:font-weight-complex="bold" fo:font-size="15pt" style:font-size-asian="15pt" style:font-size-complex="15pt"/>
    </style:style>
    <style:style style:name="P268" style:parent-style-name="Standard" style:family="paragraph">
      <style:text-properties fo:font-weight="bold" style:font-weight-asian="bold" style:font-weight-complex="bold" fo:font-size="15pt" style:font-size-asian="15pt" style:font-size-complex="15pt"/>
    </style:style>
    <style:style style:name="P269" style:parent-style-name="Standard" style:family="paragraph">
      <style:text-properties fo:font-weight="bold" style:font-weight-asian="bold" style:font-weight-complex="bold" fo:font-size="15pt" style:font-size-asian="15pt" style:font-size-complex="15pt"/>
    </style:style>
    <style:style style:name="P270" style:parent-style-name="Standard" style:family="paragraph">
      <style:text-properties fo:font-weight="bold" style:font-weight-asian="bold" style:font-weight-complex="bold" fo:font-size="15pt" style:font-size-asian="15pt" style:font-size-complex="15pt"/>
    </style:style>
    <style:style style:name="P271" style:parent-style-name="Standard" style:family="paragraph">
      <style:text-properties fo:font-weight="bold" style:font-weight-asian="bold" style:font-weight-complex="bold"/>
    </style:style>
    <style:style style:name="P272" style:parent-style-name="Standard" style:family="paragraph">
      <style:text-properties fo:font-weight="bold" style:font-weight-asian="bold" style:font-weight-complex="bold" fo:font-size="15pt" style:font-size-asian="15pt" style:font-size-complex="15pt"/>
    </style:style>
    <style:style style:name="P273" style:parent-style-name="Standard" style:family="paragraph">
      <style:text-properties fo:font-weight="bold" style:font-weight-asian="bold" style:font-weight-complex="bold" fo:font-size="15pt" style:font-size-asian="15pt" style:font-size-complex="15pt"/>
    </style:style>
    <style:style style:name="P274" style:parent-style-name="Standard" style:family="paragraph">
      <style:text-properties fo:font-weight="bold" style:font-weight-asian="bold" style:font-weight-complex="bold"/>
    </style:style>
    <style:style style:name="P275" style:parent-style-name="Standard" style:family="paragraph">
      <style:text-properties fo:font-weight="bold" style:font-weight-asian="bold" style:font-weight-complex="bold" fo:font-size="15pt" style:font-size-asian="15pt" style:font-size-complex="15pt"/>
    </style:style>
  </office:automatic-styles>
  <office:body>
    <office:text text:use-soft-page-breaks="true">
      <text:p text:style-name="P1">+</text:p>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TableContents"/>
          </table:table-cell>
          <table:table-cell table:style-name="TableCell11">
            <text:p text:style-name="TableContents">Leben</text:p>
          </table:table-cell>
          <table:table-cell table:style-name="TableCell12">
            <text:p text:style-name="TableContents">Credits</text:p>
          </table:table-cell>
          <table:table-cell table:style-name="TableCell13">
            <text:p text:style-name="TableContents">Schild</text:p>
          </table:table-cell>
          <table:table-cell table:style-name="TableCell14">
            <text:p text:style-name="TableContents">Schaden</text:p>
          </table:table-cell>
          <table:table-cell table:style-name="TableCell15">
            <text:p text:style-name="TableContents"/>
          </table:table-cell>
        </table:table-row>
        <table:table-row table:style-name="TableRow16">
          <table:table-cell table:style-name="TableCell17">
            <text:p text:style-name="TableContents">Jupiweed</text:p>
          </table:table-cell>
          <table:table-cell table:style-name="TableCell18">
            <text:p text:style-name="TableContents"/>
          </table:table-cell>
          <table:table-cell table:style-name="TableCell19">
            <text:p text:style-name="TableContents">1gramm=20</text:p>
          </table:table-cell>
          <table:table-cell table:style-name="TableCell20">
            <text:p text:style-name="TableContents"/>
          </table:table-cell>
          <table:table-cell table:style-name="TableCell21">
            <text:p text:style-name="TableContents"/>
          </table:table-cell>
          <table:table-cell table:style-name="TableCell22">
            <text:p text:style-name="TableContents"/>
          </table:table-cell>
        </table:table-row>
        <table:table-row table:style-name="TableRow23">
          <table:table-cell table:style-name="TableCell24">
            <text:p text:style-name="TableContents">Kristalearth</text:p>
          </table:table-cell>
          <table:table-cell table:style-name="TableCell25">
            <text:p text:style-name="TableContents"/>
          </table:table-cell>
          <table:table-cell table:style-name="TableCell26">
            <text:p text:style-name="TableContents">1gramm=100</text:p>
          </table:table-cell>
          <table:table-cell table:style-name="TableCell27">
            <text:p text:style-name="TableContents"/>
          </table:table-cell>
          <table:table-cell table:style-name="TableCell28">
            <text:p text:style-name="TableContents"/>
          </table:table-cell>
          <table:table-cell table:style-name="TableCell29">
            <text:p text:style-name="TableContents"/>
          </table:table-cell>
        </table:table-row>
        <table:table-row table:style-name="TableRow30">
          <table:table-cell table:style-name="TableCell31">
            <text:p text:style-name="TableContents">Cocania</text:p>
          </table:table-cell>
          <table:table-cell table:style-name="TableCell32">
            <text:p text:style-name="TableContents"/>
          </table:table-cell>
          <table:table-cell table:style-name="TableCell33">
            <text:p text:style-name="TableContents">1gramm=500</text:p>
          </table:table-cell>
          <table:table-cell table:style-name="TableCell34">
            <text:p text:style-name="TableContents"/>
          </table:table-cell>
          <table:table-cell table:style-name="TableCell35">
            <text:p text:style-name="TableContents"/>
          </table:table-cell>
          <table:table-cell table:style-name="TableCell36">
            <text:p text:style-name="TableContents"/>
          </table:table-cell>
        </table:table-row>
        <table:table-row table:style-name="TableRow37">
          <table:table-cell table:style-name="TableCell38">
            <text:p text:style-name="TableContents">Kleine Schiffe</text:p>
          </table:table-cell>
          <table:table-cell table:style-name="TableCell39">
            <text:p text:style-name="TableContents"/>
          </table:table-cell>
          <table:table-cell table:style-name="TableCell40">
            <text:p text:style-name="TableContents"/>
          </table:table-cell>
          <table:table-cell table:style-name="TableCell41">
            <text:p text:style-name="TableContents"/>
          </table:table-cell>
          <table:table-cell table:style-name="TableCell42">
            <text:p text:style-name="TableContents"/>
          </table:table-cell>
          <table:table-cell table:style-name="TableCell43">
            <text:p text:style-name="TableContents"/>
          </table:table-cell>
        </table:table-row>
        <table:table-row table:style-name="TableRow44">
          <table:table-cell table:style-name="TableCell45">
            <text:p text:style-name="TableContents">Jäger</text:p>
            <text:p text:style-name="TableContents">2Gaitlings</text:p>
          </table:table-cell>
          <table:table-cell table:style-name="TableCell46">
            <text:p text:style-name="TableContents">11</text:p>
          </table:table-cell>
          <table:table-cell table:style-name="TableCell47">
            <text:p text:style-name="TableContents">10.000</text:p>
          </table:table-cell>
          <table:table-cell table:style-name="TableCell48">
            <text:p text:style-name="TableContents">Nö</text:p>
          </table:table-cell>
          <table:table-cell table:style-name="TableCell49">
            <text:p text:style-name="TableContents"/>
          </table:table-cell>
          <table:table-cell table:style-name="TableCell50">
            <text:p text:style-name="TableContents"/>
          </table:table-cell>
        </table:table-row>
        <table:table-row table:style-name="TableRow51">
          <table:table-cell table:style-name="TableCell52">
            <text:p text:style-name="TableContents">Mischjäger</text:p>
            <text:p text:style-name="TableContents">1Gaitling u. Rakete</text:p>
          </table:table-cell>
          <table:table-cell table:style-name="TableCell53">
            <text:p text:style-name="TableContents">8</text:p>
          </table:table-cell>
          <table:table-cell table:style-name="TableCell54">
            <text:p text:style-name="TableContents">6.000</text:p>
          </table:table-cell>
          <table:table-cell table:style-name="TableCell55">
            <text:p text:style-name="TableContents">Nö</text:p>
          </table:table-cell>
          <table:table-cell table:style-name="TableCell56">
            <text:p text:style-name="TableContents"/>
          </table:table-cell>
          <table:table-cell table:style-name="TableCell57">
            <text:p text:style-name="TableContents"/>
          </table:table-cell>
        </table:table-row>
        <table:table-row table:style-name="TableRow58">
          <table:table-cell table:style-name="TableCell59">
            <text:p text:style-name="TableContents">Raketenjäger</text:p>
          </table:table-cell>
          <table:table-cell table:style-name="TableCell60">
            <text:p text:style-name="TableContents">13</text:p>
          </table:table-cell>
          <table:table-cell table:style-name="TableCell61">
            <text:p text:style-name="TableContents">20.000</text:p>
          </table:table-cell>
          <table:table-cell table:style-name="TableCell62">
            <text:p text:style-name="TableContents">Nö</text:p>
          </table:table-cell>
          <table:table-cell table:style-name="TableCell63">
            <text:p text:style-name="TableContents"/>
          </table:table-cell>
          <table:table-cell table:style-name="TableCell64">
            <text:p text:style-name="TableContents"/>
          </table:table-cell>
        </table:table-row>
        <table:table-row table:style-name="TableRow65">
          <table:table-cell table:style-name="TableCell66">
            <text:p text:style-name="TableContents">Frachter</text:p>
          </table:table-cell>
          <table:table-cell table:style-name="TableCell67">
            <text:p text:style-name="TableContents">11</text:p>
          </table:table-cell>
          <table:table-cell table:style-name="TableCell68">
            <text:p text:style-name="TableContents">5000</text:p>
          </table:table-cell>
          <table:table-cell table:style-name="TableCell69">
            <text:p text:style-name="TableContents">Nö</text:p>
          </table:table-cell>
          <table:table-cell table:style-name="TableCell70">
            <text:p text:style-name="TableContents"/>
          </table:table-cell>
          <table:table-cell table:style-name="TableCell71">
            <text:p text:style-name="TableContents"/>
          </table:table-cell>
        </table:table-row>
        <table:table-row table:style-name="TableRow72">
          <table:table-cell table:style-name="TableCell73">
            <text:p text:style-name="TableContents">Großschiff</text:p>
          </table:table-cell>
          <table:table-cell table:style-name="TableCell74">
            <text:p text:style-name="TableContents"/>
          </table:table-cell>
          <table:table-cell table:style-name="TableCell75">
            <text:p text:style-name="TableContents"/>
          </table:table-cell>
          <table:table-cell table:style-name="TableCell76">
            <text:p text:style-name="TableContents"/>
          </table:table-cell>
          <table:table-cell table:style-name="TableCell77">
            <text:p text:style-name="TableContents"/>
          </table:table-cell>
          <table:table-cell table:style-name="TableCell78">
            <text:p text:style-name="TableContents"/>
          </table:table-cell>
        </table:table-row>
        <table:table-row table:style-name="TableRow79">
          <table:table-cell table:style-name="TableCell80">
            <text:p text:style-name="TableContents">Grundplatte</text:p>
          </table:table-cell>
          <table:table-cell table:style-name="TableCell81">
            <text:p text:style-name="TableContents"/>
          </table:table-cell>
          <table:table-cell table:style-name="TableCell82">
            <text:p text:style-name="TableContents">200</text:p>
          </table:table-cell>
          <table:table-cell table:style-name="TableCell83">
            <text:p text:style-name="TableContents"/>
          </table:table-cell>
          <table:table-cell table:style-name="TableCell84">
            <text:p text:style-name="TableContents"/>
          </table:table-cell>
          <table:table-cell table:style-name="TableCell85">
            <text:p text:style-name="TableContents"/>
          </table:table-cell>
        </table:table-row>
        <table:table-row table:style-name="TableRow86">
          <table:table-cell table:style-name="TableCell87">
            <text:p text:style-name="TableContents">Kommandoposten</text:p>
          </table:table-cell>
          <table:table-cell table:style-name="TableCell88">
            <text:p text:style-name="TableContents">2</text:p>
          </table:table-cell>
          <table:table-cell table:style-name="TableCell89">
            <text:p text:style-name="TableContents">1000</text:p>
          </table:table-cell>
          <table:table-cell table:style-name="TableCell90">
            <text:p text:style-name="TableContents"/>
          </table:table-cell>
          <table:table-cell table:style-name="TableCell91">
            <text:p text:style-name="TableContents"/>
          </table:table-cell>
          <table:table-cell table:style-name="TableCell92">
            <text:p text:style-name="TableContents"/>
          </table:table-cell>
        </table:table-row>
        <table:table-row table:style-name="TableRow93">
          <table:table-cell table:style-name="TableCell94">
            <text:p text:style-name="TableContents">Lagerraum/ Jägerraum</text:p>
          </table:table-cell>
          <table:table-cell table:style-name="TableCell95">
            <text:p text:style-name="TableContents">1</text:p>
          </table:table-cell>
          <table:table-cell table:style-name="TableCell96">
            <text:p text:style-name="TableContents">100</text:p>
          </table:table-cell>
          <table:table-cell table:style-name="TableCell97">
            <text:p text:style-name="TableContents"/>
          </table:table-cell>
          <table:table-cell table:style-name="TableCell98">
            <text:p text:style-name="TableContents"/>
          </table:table-cell>
          <table:table-cell table:style-name="TableCell99">
            <text:p text:style-name="TableContents"/>
          </table:table-cell>
        </table:table-row>
        <table:table-row table:style-name="TableRow100">
          <table:table-cell table:style-name="TableCell101">
            <text:p text:style-name="TableContents">Antrieb</text:p>
          </table:table-cell>
          <table:table-cell table:style-name="TableCell102">
            <text:p text:style-name="TableContents">8</text:p>
          </table:table-cell>
          <table:table-cell table:style-name="TableCell103">
            <text:p text:style-name="TableContents">500</text:p>
          </table:table-cell>
          <table:table-cell table:style-name="TableCell104">
            <text:p text:style-name="TableContents"/>
          </table:table-cell>
          <table:table-cell table:style-name="TableCell105">
            <text:p text:style-name="TableContents"/>
          </table:table-cell>
          <table:table-cell table:style-name="TableCell106">
            <text:p text:style-name="TableContents"/>
          </table:table-cell>
        </table:table-row>
        <table:table-row table:style-name="TableRow107">
          <table:table-cell table:style-name="TableCell108">
            <text:p text:style-name="TableContents">Reaktor</text:p>
          </table:table-cell>
          <table:table-cell table:style-name="TableCell109">
            <text:p text:style-name="TableContents">4</text:p>
          </table:table-cell>
          <table:table-cell table:style-name="TableCell110">
            <text:p text:style-name="TableContents">2.000</text:p>
          </table:table-cell>
          <table:table-cell table:style-name="TableCell111">
            <text:p text:style-name="TableContents">1für 4 Antriebe</text:p>
          </table:table-cell>
          <table:table-cell table:style-name="TableCell112">
            <text:p text:style-name="TableContents">Bei 5/6 expl.</text:p>
          </table:table-cell>
          <table:table-cell table:style-name="TableCell113">
            <text:p text:style-name="TableContents"/>
          </table:table-cell>
        </table:table-row>
        <table:table-row table:style-name="TableRow114">
          <table:table-cell table:style-name="TableCell115">
            <text:p text:style-name="TableContents">Hangator</text:p>
          </table:table-cell>
          <table:table-cell table:style-name="TableCell116">
            <text:p text:style-name="TableContents">11</text:p>
          </table:table-cell>
          <table:table-cell table:style-name="TableCell117">
            <text:p text:style-name="TableContents">1.000</text:p>
          </table:table-cell>
          <table:table-cell table:style-name="TableCell118">
            <text:p text:style-name="TableContents"/>
          </table:table-cell>
          <table:table-cell table:style-name="TableCell119">
            <text:p text:style-name="TableContents"/>
          </table:table-cell>
          <table:table-cell table:style-name="TableCell120">
            <text:p text:style-name="TableContents"/>
          </table:table-cell>
        </table:table-row>
        <table:table-row table:style-name="TableRow121">
          <table:table-cell table:style-name="TableCell122">
            <text:p text:style-name="TableContents">Gaitlingturm</text:p>
          </table:table-cell>
          <table:table-cell table:style-name="TableCell123">
            <text:p text:style-name="TableContents"/>
          </table:table-cell>
          <table:table-cell table:style-name="TableCell124">
            <text:p text:style-name="TableContents"/>
          </table:table-cell>
          <table:table-cell table:style-name="TableCell125">
            <text:p text:style-name="TableContents"/>
          </table:table-cell>
          <table:table-cell table:style-name="TableCell126">
            <text:p text:style-name="TableContents"/>
          </table:table-cell>
          <table:table-cell table:style-name="TableCell127">
            <text:p text:style-name="TableContents"/>
          </table:table-cell>
        </table:table-row>
        <table:table-row table:style-name="TableRow128">
          <table:table-cell table:style-name="TableCell129">
            <text:p text:style-name="TableContents">Typ 1</text:p>
          </table:table-cell>
          <table:table-cell table:style-name="TableCell130">
            <text:p text:style-name="TableContents">8</text:p>
          </table:table-cell>
          <table:table-cell table:style-name="TableCell131">
            <text:p text:style-name="TableContents">5.000</text:p>
          </table:table-cell>
          <table:table-cell table:style-name="TableCell132">
            <text:p text:style-name="TableContents">1 Lauf</text:p>
          </table:table-cell>
          <table:table-cell table:style-name="TableCell133">
            <text:p text:style-name="TableContents">1 pro W</text:p>
          </table:table-cell>
          <table:table-cell table:style-name="TableCell134">
            <text:p text:style-name="TableContents"/>
          </table:table-cell>
        </table:table-row>
        <table:table-row table:style-name="TableRow135">
          <table:table-cell table:style-name="TableCell136">
            <text:p text:style-name="TableContents">Typ 2</text:p>
          </table:table-cell>
          <table:table-cell table:style-name="TableCell137">
            <text:p text:style-name="TableContents">8</text:p>
          </table:table-cell>
          <table:table-cell table:style-name="TableCell138">
            <text:p text:style-name="TableContents">8.000</text:p>
          </table:table-cell>
          <table:table-cell table:style-name="TableCell139">
            <text:p text:style-name="TableContents">2 Läufe</text:p>
          </table:table-cell>
          <table:table-cell table:style-name="TableCell140">
            <text:p text:style-name="TableContents">1 „“ zwei W</text:p>
          </table:table-cell>
          <table:table-cell table:style-name="TableCell141">
            <text:p text:style-name="TableContents"/>
          </table:table-cell>
        </table:table-row>
        <table:table-row table:style-name="TableRow142">
          <table:table-cell table:style-name="TableCell143">
            <text:p text:style-name="TableContents">Typ 3</text:p>
          </table:table-cell>
          <table:table-cell table:style-name="TableCell144">
            <text:p text:style-name="TableContents">8</text:p>
          </table:table-cell>
          <table:table-cell table:style-name="TableCell145">
            <text:p text:style-name="TableContents">13.000</text:p>
          </table:table-cell>
          <table:table-cell table:style-name="TableCell146">
            <text:p text:style-name="TableContents">3 Läufe</text:p>
          </table:table-cell>
          <table:table-cell table:style-name="TableCell147">
            <text:p text:style-name="TableContents">1 „“drei W</text:p>
          </table:table-cell>
          <table:table-cell table:style-name="TableCell148">
            <text:p text:style-name="TableContents"/>
          </table:table-cell>
        </table:table-row>
        <table:table-row table:style-name="TableRow149">
          <table:table-cell table:style-name="TableCell150">
            <text:p text:style-name="TableContents">Raketenturm</text:p>
          </table:table-cell>
          <table:table-cell table:style-name="TableCell151">
            <text:p text:style-name="TableContents"/>
          </table:table-cell>
          <table:table-cell table:style-name="TableCell152">
            <text:p text:style-name="TableContents"/>
          </table:table-cell>
          <table:table-cell table:style-name="TableCell153">
            <text:p text:style-name="TableContents"/>
          </table:table-cell>
          <table:table-cell table:style-name="TableCell154">
            <text:p text:style-name="TableContents"/>
          </table:table-cell>
          <table:table-cell table:style-name="TableCell155">
            <text:p text:style-name="TableContents"/>
          </table:table-cell>
        </table:table-row>
        <table:table-row table:style-name="TableRow156">
          <table:table-cell table:style-name="TableCell157">
            <text:p text:style-name="TableContents">Typ 1</text:p>
          </table:table-cell>
          <table:table-cell table:style-name="TableCell158">
            <text:p text:style-name="TableContents">8</text:p>
          </table:table-cell>
          <table:table-cell table:style-name="TableCell159">
            <text:p text:style-name="TableContents">4.000</text:p>
          </table:table-cell>
          <table:table-cell table:style-name="TableCell160">
            <text:p text:style-name="TableContents"/>
          </table:table-cell>
          <table:table-cell table:style-name="TableCell161">
            <text:p text:style-name="TableContents">Bei 5/6 expl.</text:p>
          </table:table-cell>
          <table:table-cell table:style-name="TableCell162">
            <text:p text:style-name="TableContents"/>
          </table:table-cell>
        </table:table-row>
        <table:table-row table:style-name="TableRow163">
          <table:table-cell table:style-name="TableCell164">
            <text:p text:style-name="TableContents">Typ2</text:p>
          </table:table-cell>
          <table:table-cell table:style-name="TableCell165">
            <text:p text:style-name="TableContents">8</text:p>
          </table:table-cell>
          <table:table-cell table:style-name="TableCell166">
            <text:p text:style-name="TableContents">10.000</text:p>
          </table:table-cell>
          <table:table-cell table:style-name="TableCell167">
            <text:p text:style-name="TableContents"/>
          </table:table-cell>
          <table:table-cell table:style-name="TableCell168">
            <text:p text:style-name="TableContents">Bei 5/6 expl.</text:p>
          </table:table-cell>
          <table:table-cell table:style-name="TableCell169">
            <text:p text:style-name="TableContents"/>
          </table:table-cell>
        </table:table-row>
        <table:table-row table:style-name="TableRow170">
          <table:table-cell table:style-name="TableCell171">
            <text:p text:style-name="TableContents">Typ3</text:p>
          </table:table-cell>
          <table:table-cell table:style-name="TableCell172">
            <text:p text:style-name="TableContents">8</text:p>
          </table:table-cell>
          <table:table-cell table:style-name="TableCell173">
            <text:p text:style-name="TableContents">15.000</text:p>
          </table:table-cell>
          <table:table-cell table:style-name="TableCell174">
            <text:p text:style-name="TableContents"/>
          </table:table-cell>
          <table:table-cell table:style-name="TableCell175">
            <text:p text:style-name="TableContents">Bei 5/6 expl.</text:p>
          </table:table-cell>
          <table:table-cell table:style-name="TableCell176">
            <text:p text:style-name="TableContents"/>
          </table:table-cell>
        </table:table-row>
        <table:table-row table:style-name="TableRow177">
          <table:table-cell table:style-name="TableCell178">
            <text:p text:style-name="TableContents">Rakete</text:p>
          </table:table-cell>
          <table:table-cell table:style-name="TableCell179">
            <text:p text:style-name="TableContents"/>
          </table:table-cell>
          <table:table-cell table:style-name="TableCell180">
            <text:p text:style-name="TableContents">1000</text:p>
          </table:table-cell>
          <table:table-cell table:style-name="TableCell181">
            <text:p text:style-name="TableContents">Schaden 10</text:p>
          </table:table-cell>
          <table:table-cell table:style-name="TableCell182">
            <text:p text:style-name="TableContents">Bei 5/6 expl.</text:p>
          </table:table-cell>
          <table:table-cell table:style-name="TableCell183">
            <text:p text:style-name="TableContents"/>
          </table:table-cell>
        </table:table-row>
        <table:table-row table:style-name="TableRow184">
          <table:table-cell table:style-name="TableCell185">
            <text:p text:style-name="TableContents">Verfl. Rakete</text:p>
          </table:table-cell>
          <table:table-cell table:style-name="TableCell186">
            <text:p text:style-name="TableContents"/>
          </table:table-cell>
          <table:table-cell table:style-name="TableCell187">
            <text:p text:style-name="TableContents">1500</text:p>
          </table:table-cell>
          <table:table-cell table:style-name="TableCell188">
            <text:p text:style-name="TableContents">Schaden 12</text:p>
          </table:table-cell>
          <table:table-cell table:style-name="TableCell189">
            <text:p text:style-name="TableContents">Bei 5/6 expl.</text:p>
          </table:table-cell>
          <table:table-cell table:style-name="TableCell190">
            <text:p text:style-name="TableContents">Ausweichen bei 4 – 6</text:p>
          </table:table-cell>
        </table:table-row>
        <table:table-row table:style-name="TableRow191">
          <table:table-cell table:style-name="TableCell192">
            <text:p text:style-name="TableContents">Wand</text:p>
          </table:table-cell>
          <table:table-cell table:style-name="TableCell193">
            <text:p text:style-name="TableContents"/>
          </table:table-cell>
          <table:table-cell table:style-name="TableCell194">
            <text:p text:style-name="TableContents"/>
          </table:table-cell>
          <table:table-cell table:style-name="TableCell195">
            <text:p text:style-name="TableContents"/>
          </table:table-cell>
          <table:table-cell table:style-name="TableCell196">
            <text:p text:style-name="TableContents"/>
          </table:table-cell>
          <table:table-cell table:style-name="TableCell197">
            <text:p text:style-name="TableContents"/>
          </table:table-cell>
        </table:table-row>
        <table:table-row table:style-name="TableRow198">
          <table:table-cell table:style-name="TableCell199">
            <text:p text:style-name="TableContents">Typ 1</text:p>
          </table:table-cell>
          <table:table-cell table:style-name="TableCell200">
            <text:p text:style-name="TableContents">7</text:p>
          </table:table-cell>
          <table:table-cell table:style-name="TableCell201">
            <text:p text:style-name="TableContents">4.000</text:p>
          </table:table-cell>
          <table:table-cell table:style-name="TableCell202">
            <text:p text:style-name="TableContents"/>
          </table:table-cell>
          <table:table-cell table:style-name="TableCell203">
            <text:p text:style-name="TableContents"/>
          </table:table-cell>
          <table:table-cell table:style-name="TableCell204">
            <text:p text:style-name="TableContents"/>
          </table:table-cell>
        </table:table-row>
        <table:table-row table:style-name="TableRow205">
          <table:table-cell table:style-name="TableCell206">
            <text:p text:style-name="TableContents">Typ 2</text:p>
          </table:table-cell>
          <table:table-cell table:style-name="TableCell207">
            <text:p text:style-name="TableContents">11</text:p>
          </table:table-cell>
          <table:table-cell table:style-name="TableCell208">
            <text:p text:style-name="TableContents">7.000</text:p>
          </table:table-cell>
          <table:table-cell table:style-name="TableCell209">
            <text:p text:style-name="TableContents"/>
          </table:table-cell>
          <table:table-cell table:style-name="TableCell210">
            <text:p text:style-name="TableContents"/>
          </table:table-cell>
          <table:table-cell table:style-name="TableCell211">
            <text:p text:style-name="TableContents"/>
          </table:table-cell>
        </table:table-row>
        <table:table-row table:style-name="TableRow212">
          <table:table-cell table:style-name="TableCell213">
            <text:p text:style-name="TableContents">Typ 3</text:p>
          </table:table-cell>
          <table:table-cell table:style-name="TableCell214">
            <text:p text:style-name="TableContents">14</text:p>
          </table:table-cell>
          <table:table-cell table:style-name="TableCell215">
            <text:p text:style-name="TableContents">10.000</text:p>
          </table:table-cell>
          <table:table-cell table:style-name="TableCell216">
            <text:p text:style-name="TableContents"/>
          </table:table-cell>
          <table:table-cell table:style-name="TableCell217">
            <text:p text:style-name="TableContents"/>
          </table:table-cell>
          <table:table-cell table:style-name="TableCell218">
            <text:p text:style-name="TableContents"/>
          </table:table-cell>
        </table:table-row>
        <table:table-row table:style-name="TableRow219">
          <table:table-cell table:style-name="TableCell220">
            <text:p text:style-name="TableContents">Kleinschiffe:</text:p>
          </table:table-cell>
          <table:table-cell table:style-name="TableCell221">
            <text:p text:style-name="TableContents">Cockpit</text:p>
          </table:table-cell>
          <table:table-cell table:style-name="TableCell222">
            <text:p text:style-name="TableContents">1500</text:p>
          </table:table-cell>
          <table:table-cell table:style-name="TableCell223">
            <text:p text:style-name="TableContents">Rak/GAitling</text:p>
          </table:table-cell>
          <table:table-cell table:style-name="TableCell224">
            <text:p text:style-name="TableContents">500</text:p>
          </table:table-cell>
          <table:table-cell table:style-name="TableCell225">
            <text:p text:style-name="TableContents"/>
          </table:table-cell>
        </table:table-row>
        <table:table-row table:style-name="TableRow226">
          <table:table-cell table:style-name="TableCell227">
            <text:p text:style-name="TableContents">Antrieb</text:p>
          </table:table-cell>
          <table:table-cell table:style-name="TableCell228">
            <text:p text:style-name="TableContents">1500</text:p>
          </table:table-cell>
          <table:table-cell table:style-name="TableCell229">
            <text:p text:style-name="TableContents">Flügel</text:p>
          </table:table-cell>
          <table:table-cell table:style-name="TableCell230">
            <text:p text:style-name="TableContents">500</text:p>
          </table:table-cell>
          <table:table-cell table:style-name="TableCell231">
            <text:p text:style-name="TableContents">Grundplatte</text:p>
          </table:table-cell>
          <table:table-cell table:style-name="TableCell232">
            <text:p text:style-name="TableContents">1000</text:p>
          </table:table-cell>
        </table:table-row>
        <table:table-row table:style-name="TableRow233">
          <table:table-cell table:style-name="TableCell234">
            <text:p text:style-name="TableContents"/>
          </table:table-cell>
          <table:table-cell table:style-name="TableCell235">
            <text:p text:style-name="TableContents"/>
          </table:table-cell>
          <table:table-cell table:style-name="TableCell236">
            <text:p text:style-name="TableContents"/>
          </table:table-cell>
          <table:table-cell table:style-name="TableCell237">
            <text:p text:style-name="TableContents"/>
          </table:table-cell>
          <table:table-cell table:style-name="TableCell238">
            <text:p text:style-name="TableContents"/>
          </table:table-cell>
          <table:table-cell table:style-name="TableCell239">
            <text:p text:style-name="TableContents"/>
          </table:table-cell>
        </table:table-row>
      </table:table>
      <text:p text:style-name="Standard">Für den Spielleiter:</text:p>
      <text:p text:style-name="Standard"/>
      <text:p text:style-name="Standard">Wichtig ist eine<text:s/>Story bereit zu stellen ohne Willkür des Spielleiters.</text:p>
      <text:p text:style-name="Standard">Dabei dürfen immer die Mitspieler entscheiden, der Spielleiter darf keine Storyempfehlungen geben.</text:p>
      <text:p text:style-name="Standard">Gut funktioniert dabei sich 1 – 3 Wege im Hinterkopf vorzustellen, je nachdem was die<text:s/>Mitspieler machen. Um so größer die Gruppe oder der bisherige Erfolg umso schwerer u. lohnenswerter dürfen die Aufträge werden. Spieler sollten nicht sterben, außer bei absoluten Fehlverhalten in Verbindung mit kritischen Würfen.</text:p>
      <text:p text:style-name="Standard">Damit keine Willkür entsteht, werden Entscheidungen ausgewürfelt u. dabei zählt die 1 als Kritischer Fehler u. die 6 als kritischer Erfolg.</text:p>
      <text:p text:style-name="Standard">Spieler können jederzeit ihre Fähigkeiten bei Missionen oder durch Trainings verbessern.</text:p>
      <text:p text:style-name="Standard"/>
      <text:p text:style-name="Standard">Bei der<text:s/><text:span text:style-name="T240">Charaktererstellung:</text:span></text:p>
      <text:p text:style-name="Standard"/>
      <text:p text:style-name="Standard">die Spanne der Fähigkeiten liegt von 0 bis 120</text:p>
      <text:p text:style-name="Standard">Dabei kann kein Spieler sofort eine Eigenschaft komplett voll haben u. es muss ausgewogen verteilt sein. Vorläufig ca. 120 Punkte über alle Fähigkeiten verteilen. Maximal 60 Pro Skill (Anfangs)</text:p>
      <text:p text:style-name="Standard"><text:s/></text:p>
      <text:p text:style-name="Standard"/>
      <text:p text:style-name="P241">Questoptionen:</text:p>
      <text:p text:style-name="Standard"/>
      <text:p text:style-name="Standard">Ware liefern, schmuggeln(Personen, Schiffe, Waren)</text:p>
      <text:p text:style-name="Standard">Diplomatischer Auftrag ( vermitteln, ausrichten )</text:p>
      <text:p text:style-name="Standard">repariere X</text:p>
      <text:p text:style-name="Standard">unterstütze eine Flotte, einen Kampf, eine Lieferung, ein Unterfangen, eine Baustelle,Bauwerk</text:p>
      <text:p text:style-name="Standard">Rette X</text:p>
      <text:p text:style-name="Standard">Predige</text:p>
      <text:p text:style-name="Standard">kläre über Misstände auf</text:p>
      <text:p text:style-name="Standard">verbreite Gerüchte</text:p>
      <text:p text:style-name="Standard">Erkunde X</text:p>
      <text:p text:style-name="Standard">Attentat ausführen</text:p>
      <text:p text:style-name="Standard">Kopfgeld jagen</text:p>
      <text:p text:style-name="Standard">Geld eintreiben / Schutzgel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2">Schiffsbau:</text:p>
      <text:p text:style-name="Standard"/>
      <text:p text:style-name="Standard">Kleine Schiffe können beliebig in Werften verbessert, umlackiert oder dauch <text:s/>neu gebaut werden. Für spezielle Fähigkeiten wird das Leben, Preis u.<text:s/>Feuerkraft mit dern Neuerung im Verhältnis zum Preis betrachtet u. individuell im Spiel eingefügt.</text:p>
      <text:p text:style-name="Standard"/>
      <text:p text:style-name="Standard">Bei großen Schiffen gilt:</text:p>
      <text:p text:style-name="Standard"/>
      <text:p text:style-name="Standard">4 MGS oder Rakten benötigen 1 Reaktor</text:p>
      <text:p text:style-name="Standard">4 Antreibe benötigen 1 Reaktor</text:p>
      <text:p text:style-name="Standard">1 Raketenwerfer benötigt 1 Kiste</text:p>
      <text:p text:style-name="Standard">1 MG benötigen 1<text:s/>Kiste</text:p>
      <text:p text:style-name="Standard">1 Hangarplatz entspricht 1 Flugzeug</text:p>
      <text:p text:style-name="Standard">Hangatoor → mindestens zwei Felder für ein Flugzeugstart pro Zug</text:p>
      <text:p text:style-name="Standard"/>
      <text:p text:style-name="P243">Technologien:</text:p>
      <text:p text:style-name="Standard"/>
      <text:p text:style-name="Standard">Täuschungskörper</text:p>
      <text:p text:style-name="Standard">→ lenken verfolgungsraktenen auf sich. Kostet: 1.800 benötigt Laderaum</text:p>
      <text:p text:style-name="Standard"/>
      <text:p text:style-name="Standard">Springen</text:p>
      <text:p text:style-name="Standard">→<text:s/>Reaktorverbesserung: nur bei kleinen Schiffen = 5.000 Credist</text:p>
      <text:p text:style-name="Standard">→ springe 3 Züge auf einmal ohne zu feuern</text:p>
      <text:p text:style-name="Standard"/>
      <text:p text:style-name="Standard"/>
      <text:p text:style-name="P244">Flug:</text:p>
      <text:p text:style-name="Standard"/>
      <text:p text:style-name="Standard">Jedes Schiff kann im Kampfzug fliegen u. bei passender Schießrichtung auch feuern.</text:p>
      <text:p text:style-name="Standard">Großschiffe bewegen sich eine halbe Länge, Kleinschiffe eine volle.</text:p>
      <text:p text:style-name="Standard"/>
      <text:p text:style-name="P245">Wenden:</text:p>
      <text:p text:style-name="P246">Typ 1: 180°</text:p>
      <text:p text:style-name="P247">Typ 2: 90°</text:p>
      <text:p text:style-name="P248">Typ 3: 45°</text:p>
      <text:p text:style-name="P249"/>
      <text:p text:style-name="P250">Ausweichen-Crashversuch:</text:p>
      <text:p text:style-name="Standard">Crashversuch gelingt, außer Gegenspieler kann ausweichen. Dabei zählt die Flugfähigkeit und der Spezialwürfel folgendermaßen. Es gelingt bei Schiffstyp1: 60 <text:s text:c="2"/>Typ 2:<text:s/>90 <text:s/>Typ 3: nicht möglich.</text:p>
      <text:p text:style-name="Standard"/>
      <text:p text:style-name="P251">Kampf:</text:p>
      <text:p text:style-name="Standard">Wie auf Folie abgebildet!</text:p>
      <text:p text:style-name="Standard"/>
      <text:p text:style-name="Standard">Raketen können abgeschossen werden. Sie fliegen eine gerade Linie u. dürfen nur ein viertel von 180 grad den Kurs korrigieren. Verfolgungsraketen bewegen sich wie Normale Jäger. Alle Raketen fliegen doppelt so schnell wie Jäger.</text:p>
      <text:p text:style-name="Standard"/>
      <text:p text:style-name="Standard">Wenn die Rakete in ihrem Explosionsradius explodiert<text:s/>(Anliegend mittig an dem Punkt wo sie einschlägt) erhält alles in diesem 2 Punkte schaden</text:p>
      <text:p text:style-name="Standard"/>
      <text:p text:style-name="Standard">Reaktorzerstörung: Selber Radius wie Rakete aber 3 schaden pro Feld</text:p>
      <text:soft-page-break/>
      <text:p text:style-name="P252">Bei Gewehrkampf:</text:p>
      <text:p text:style-name="Standard">Allgemein: Fern: Treffer bei 5-6, nach 4-6</text:p>
      <text:p text:style-name="Standard"/>
      <text:p text:style-name="Standard">Bei Bewegungen z.B. du huscht zu einer Deckung u. bist im Schussfeld deines<text:s/>Gegners, dann würfelst 4-6 ob du es schaffst ohne getroffen zu werden oder ob du evtl. getroffen wirst. Der Gegner muss sagen ob der in diesem Moment auf dich schießt. Beide Spieler müssen angeben wie sie stehen. z.B. aus der Deckung auf die andere Zielend<text:s/>oder nur hervorschauend um anschließend zu schießen.</text:p>
      <text:p text:style-name="Standard"/>
      <text:p text:style-name="Standard">Wenn jemand aus der Deckung herauskommt und schießt , wird ausgewürfelt wer zuerst schießen kann und wenn es der Deckungsschütze ist, darf derjenige nochmal würfeln ob er direkt nach dem feuern wieder<text:s/>in die Deckung kann ( W 5-6 ) ohne anschließend vom Gegner abgeschossen zu werden.</text:p>
      <text:p text:style-name="Standard">!!Bei gleichstand schießen beide !!</text:p>
      <text:p text:style-name="Standard"/>
      <text:p text:style-name="Standard">Trotz Treffer kann z.B. hinter einer Barrikade nur die zu sehenden Körperteile getroffen werden.</text:p>
      <text:p text:style-name="Standard"/>
      <text:p text:style-name="Standard">Bei<text:s/><text:span text:style-name="T253">Sturmgewehr</text:span><text:s/>wird pro Salve 5 Schuss verfeuert im näheren Kampf wird ab 5 -6 getroffen( sonst 6 ) u. die Treffer zählen je nach Munitionsart</text:p>
      <text:p text:style-name="Standard"/>
      <text:p text:style-name="Standard"><text:span text:style-name="T254">Sniper<text:s/></text:span>kann ab Schwerem Kaliber alles feuern. Es wird ab 4-6 getroffen, nur ein Schuss pro feuern.</text:p>
      <text:p text:style-name="Standard"/>
      <text:p text:style-name="P255">Granaten:</text:p>
      <text:p text:style-name="Standard">bei 2-3 wirfst du Sie woanders hin, bei 1 trifft sie dich.</text:p>
      <text:p text:style-name="Standard"/>
      <text:p text:style-name="Standard"/>
      <text:p text:style-name="P256">Alienrasse:</text:p>
      <text:p text:style-name="Standard"/>
      <text:p text:style-name="Standard">Aufbau:</text:p>
      <text:p text:style-name="Standard"/>
      <text:p text:style-name="Standard">Es handelt sich um wandernde Großchwärme. Zu diesen Spiel stöst nur ein Großschwarm u. solch ein Schwarm besteht aus einem Züchtungsschiff, zwei Fabrikschiffen u. Flugzeugträgern.</text:p>
      <text:p text:style-name="Standard">Die Aliens versuchen sich<text:s/>in diesem System auszubreiten u. sind auf der Suche nach neuen Technologien, Sklaven, Resourcen usw...</text:p>
      <text:p text:style-name="Standard">Die Sprache der Alienrasse ist unbekannt, allerdings können sie uns verstehen.</text:p>
      <text:p text:style-name="Standard"/>
      <text:p text:style-name="Standard"/>
      <text:p text:style-name="Standard"/>
      <text:p text:style-name="Standard"/>
      <text:p text:style-name="Standard"/>
      <text:p text:style-name="Standard"/>
      <text:p text:style-name="Standard">Schiffe:</text:p>
      <text:p text:style-name="Standard"/>
      <text:p text:style-name="Standard"><text:tab/>Fresser:</text:p>
      <text:p text:style-name="Standard"><text:tab/>fungiert wie eine Rakete, sobald er am<text:s/>Flugzeug sitzt schadet er jede Runde 5 Leben.</text:p>
      <text:p text:style-name="Standard"><text:tab/></text:p>
      <text:p text:style-name="Standard"><text:tab/>Wombla:</text:p>
      <text:p text:style-name="Standard"><text:tab/>1 Antrieb ( Leben 1 | W 3 -4)</text:p>
      <text:p text:style-name="Standard"><text:tab/>Hirn mit Auge ( Leben 1 | W 5-6 )</text:p>
      <text:p text:style-name="Standard"><text:tab/>Laserwaffe ( Leben 1 | 1-2)</text:p>
      <text:p text:style-name="Standard"/>
      <text:p text:style-name="Standard"><text:tab/>Sempta:</text:p>
      <text:soft-page-break/>
      <text:p text:style-name="Standard"><text:tab/>1 Antrieb ( Leben 1 | W 3 -4)</text:p>
      <text:p text:style-name="Standard"><text:tab/>Körper mit Tentakeln ( Leben 3 | W 5-6 )</text:p>
      <text:p text:style-name="Standard"><text:tab/>Laserwaffe ( Leben 1<text:s/>| 1-2)</text:p>
      <text:p text:style-name="Standard"/>
      <text:p text:style-name="Standard"><text:tab/>Zerstörer</text:p>
      <text:p text:style-name="Standard"><text:tab/>2 Antriebe ( Leben 1 | W 5- 6)</text:p>
      <text:p text:style-name="Standard"><text:tab/>1 Cockpit ( Leben 3 | W 5-6 )</text:p>
      <text:p text:style-name="Standard"><text:tab/>4 Fresserarme ( Leben 1 | <text:s/>W 3-4 )</text:p>
      <text:p text:style-name="Standard"><text:tab/>2 Laserwaffen ( Leben 1 | W 1-2 )</text:p>
      <text:p text:style-name="Standard"><text:tab/></text:p>
      <text:p text:style-name="Standard"/>
      <text:p text:style-name="Standard"/>
      <text:p text:style-name="Standard">Beschreibung der<text:s/><text:span text:style-name="T257">Piraten:</text:span></text:p>
      <text:p text:style-name="Standard"/>
      <text:p text:style-name="Standard">Es gibt Vier Piratenbasen u. dementsprechend 4 Oberhäupter.</text:p>
      <text:p text:style-name="Standard">Diese beschließen in einen Rat zusammen über die grobe Richtung der Piraten, bei z.B. Kampfhandlungen, Verhandlungen um Gebieten, neue aufsteigende Piratenchefs usw...</text:p>
      <text:p text:style-name="Standard"/>
      <text:p text:style-name="P258">Oberhäupter:</text:p>
      <text:list text:style-name="LFO1" text:continue-numbering="true">
        <text:list-item>
          <text:list>
            <text:list-item>
              <text:list>
                <text:list-item>
                  <text:p text:style-name="P259">Zait: hat die näheste Piratenbasis zu der<text:s/>Kolonialstation(untere), Stationsleiter u. Stellvertreter heißt Teuton. Der Staffelführer von Zait heißt Göbel H (englisch ausgesprochen). Hauptgeschäft ist dabei die Grenzverteidigung zum Freien Volk u. Piratengebiet zusätzlich dadurch der Hauptsächliche<text:s/>Waren- u. Menschen/Tierschmuggel.</text:p>
                </text:list-item>
                <text:list-item>
                  <text:p text:style-name="P260">Kadimir: hat die mittlere Piratenbasis (Mitte der Spielfeldhöhe), Stationsleiter u. Stellvertreter heißt Rostof. Der Staffelführer von Zait heißt Alfred . Hauptgeschäft ist Schutzgeldeintreibung u. Unterstützung von Zait.</text:p>
                </text:list-item>
                <text:list-item>
                  <text:p text:style-name="P261">Flazov sitzt auf dem einzigsten Piratenplanet. Stellvertreter ist Wendo und Staffelführer Smurgel. Hier werden Drogen angebaut, Forschung betrieben u. alles wichtige hergestellt um die Pirateninfrastruktur aufrecht zu erhalten. Dabei stellt der Planet auch alles lebensnotwendige für die Gläubigen her.</text:p>
                </text:list-item>
                <text:list-item>
                  <text:p text:style-name="P262">Salamanka: Seine Station liegt am nähesten zu den Jüngern Gottes. Stellvertreter Hightryer u. Staffelführer LongJJT(Englisch ausgesprochen).</text:p>
                </text:list-item>
                <text:list-item>
                  <text:p text:style-name="P263"/>
                </text:list-item>
              </text:list>
            </text:list-item>
          </text:list>
        </text:list-item>
      </text:list>
      <text:p text:style-name="P264">Karrierestufen:</text:p>
      <text:p text:style-name="Standard"/>
      <text:p text:style-name="Standard">Ansehens u. Respektstufen von 0 bis 100</text:p>
      <text:p text:style-name="Standard"/>
      <text:p text:style-name="Standard"><text:tab/>0-20<text:s/>→ Warenschmuggel, Kopfgeld eintreiben / ausstellen</text:p>
      <text:p text:style-name="Standard"><text:tab/>20-40 → Leute Anwerben, Drogenanbau</text:p>
      <text:p text:style-name="Standard"><text:tab/>40-60 → Schutzgeld eintreiben, Offizielle Aufträge erteilen</text:p>
      <text:p text:style-name="Standard"><text:tab/>60-80 → Eigenes Schutzgeldteretorium, Handelsplatz, Bordell usw.. betreiben auf einer<text:s/><text:tab/><text:tab/><text:tab/><text:s text:c="4"/>Piratenbasis, kleines Stimmrecht ( quasi wie Beratungsrecht ) bei<text:s/><text:tab/><text:tab/><text:tab/><text:tab/><text:s text:c="4"/>Ratsentscheidungen</text:p>
      <text:p text:style-name="Standard"><text:tab/>80-100 → Sitz im Rat, Eigenes Teretorium u. Station</text:p>
      <text:p text:style-name="Standard"/>
      <text:p text:style-name="P265"/>
      <text:p text:style-name="P266"/>
      <text:p text:style-name="P267"/>
      <text:p text:style-name="P268"/>
      <text:p text:style-name="P269"/>
      <text:soft-page-break/>
      <text:p text:style-name="P270">Beschreibung Jünger Gottes:</text:p>
      <text:p text:style-name="Standard"/>
      <text:p text:style-name="Standard">Die Jünger Gottes glauben fest an eine Alienrasse die uns Menschen geformt hat. Sie erkunden viele Gebiete, sind auf der Suche nach Artefakten und versuchen Sektenartig ihre Ansicht weiterzuverbreiten. Sie haben es geschafft sich eine Flotte aus Allianzschiffen zu „erbauen“ und sind in diesem System halb so stark wie die Allianz. Die Piraten<text:s/>haben in früheren Zeiten sich oft mit den Jüngern Gottes verbündet, da diese eine große Einnahmequelle sind.</text:p>
      <text:p text:style-name="Standard"/>
      <text:p text:style-name="Standard">Geleitet werden die Jünger Gottes durch ihre zwei Tempelführer. Sie besitzen auch einen fast unbewohnbaren Planeten, wo überwiegend geforscht u.<text:s/>nach hinweisen zur Alienrasse gesucht werden.</text:p>
      <text:p text:style-name="Standard"/>
      <text:p text:style-name="P271">Karrierestufen:</text:p>
      <text:p text:style-name="Standard"/>
      <text:p text:style-name="Standard"><text:tab/>0-20 → Gläubiger</text:p>
      <text:p text:style-name="Standard"><text:tab/>20-40 → Sucher ( Artefakte, Aufträge durchführen )</text:p>
      <text:p text:style-name="Standard"><text:tab/>40-60 → Anwerber ( mind. Frachtschiff, Missionieren, Piratengeschäfte, <text:s/>Kämpfen)</text:p>
      <text:p text:style-name="Standard"><text:tab/>60-80 → Priester ( führer von<text:s/>einer kleinen Flotte, Missionieren, Spion, Gottesdienste)</text:p>
      <text:p text:style-name="Standard"><text:tab/>80-100 → Templer ( eigener Tempel, große Flotte</text:p>
      <text:p text:style-name="Standard"/>
      <text:p text:style-name="Standard"/>
      <text:p text:style-name="P272">Beschreibung der Demokratischen Allianz:</text:p>
      <text:p text:style-name="P273"/>
      <text:p text:style-name="Standard">Die Demokratische Allianz möchte ihr Gebiet erweitern u. hat deshalb damals die<text:s/>kolonistation dieses Systems angeordnet. Diese Besiedlung lief schief u. seitdem versuchen Sie es wieder einzugliedern. Die Regierung besteht aus überwiegend gewählten Offizieren, da in den übrigen Gebieten Unruhen herschen u. das System durch die schnelle<text:s/>Ausbreitung auseinander zu driften droht. In diesem Gebiet kann man sich als mind. Flottenkoordiantor zur Wahlstellen u. es verwalten / Unterstützung anfordern / Freie Völker wieder eingliedern. Im Weg stehen dabei die Jünger Gottes u. Piraten.</text:p>
      <text:p text:style-name="Standard"/>
      <text:p text:style-name="P274">Karrierestufen:</text:p>
      <text:p text:style-name="Standard"><text:tab/></text:p>
      <text:p text:style-name="Standard"><text:tab/>0-20 → Jagdpilotausbildung / Frachtpilot</text:p>
      <text:p text:style-name="Standard"><text:tab/>20-35 → Jagdpilot / Raketenschiff</text:p>
      <text:p text:style-name="Standard"><text:tab/>35-50 → Staffelführer</text:p>
      <text:p text:style-name="Standard"><text:tab/>50-70 → Flottenkoordinator / Spionausbildung</text:p>
      <text:p text:style-name="Standard"><text:tab/>70-85 → Spion / Attentäter</text:p>
      <text:p text:style-name="Standard"><text:tab/>85- 90 → Battlestarführer</text:p>
      <text:p text:style-name="Standard"><text:tab/>90-100 → General ( die gesamte Flotte steht<text:s/>unter dein Kommand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275">Ausrüstung:</text:p>
      <text:p text:style-name="Standard"/>
      <text:p text:style-name="Standard">Munition: ( eine Kugel )</text:p>
      <text:p text:style-name="Standard"><text:tab/>Leichtes Kaliber = 1 Schaden = 2 Credit</text:p>
      <text:p text:style-name="Standard"><text:tab/>Schweres Kaliber = 2 Schaden = 5 Credits</text:p>
      <text:p text:style-name="Standard"><text:tab/>(benötigt + 10 Stärke )</text:p>
      <text:p text:style-name="Standard"><text:tab/>panzerbrechende = 3 Schaden = 30 Credits</text:p>
      <text:p text:style-name="Standard"><text:tab/>( benötigt + 15 Stärke )</text:p>
      <text:p text:style-name="Standard"/>
      <text:p text:style-name="Standard">Granaten:</text:p>
      <text:p text:style-name="Standard">( nur eine Pfeillänge Wurfdistanz, mit Aufsatz zwei )</text:p>
      <text:p text:style-name="Standard"><text:tab/>Blendgranate = 20 Credits</text:p>
      <text:p text:style-name="Standard"><text:tab/>(wirken 1 Runden und -1 auf Würfel <text:s/>)</text:p>
      <text:p text:style-name="Standard"><text:tab/>Rauchgranate = 30 Credits</text:p>
      <text:p text:style-name="Standard"><text:tab/>(wirken 3 Runden )</text:p>
      <text:p text:style-name="Standard"><text:tab/>Granate = 50 Credits = 3 Schaden auf alle Körperregionen</text:p>
      <text:p text:style-name="Standard"><text:tab/>( bei Treffer wirkt dieser einen halben Pfeilradius)</text:p>
      <text:p text:style-name="Standard"/>
      <text:p text:style-name="Standard">Sturmgewehr = 500 Credits</text:p>
      <text:p text:style-name="Standard">( ab stärke 20 führbar sonst 1 Würfel abzug )</text:p>
      <text:p text:style-name="Standard"><text:tab/>Granatwerferaufsatz = 250 Credits</text:p>
      <text:p text:style-name="Standard"><text:tab/>( benötigt + 20 Stärke )</text:p>
      <text:p text:style-name="Standard"/>
      <text:p text:style-name="Standard"/>
      <text:p text:style-name="Standard">Sniper = 500 Credits</text:p>
      <text:p text:style-name="Standard">( nur zweihändig führbar u. ab Stärke 10 )</text:p>
      <text:p text:style-name="Standard"/>
      <text:p text:style-name="Standard">Handfeuerwaffe = 200 Credits</text:p>
      <text:p text:style-name="Standard">(ab Stärke 5 )</text:p>
      <text:p text:style-name="Standard">(wie ein Strumgewehr, 2er Salve, jeder Munitionstyp)</text:p>
      <text:p text:style-name="Standard"/>
      <text:p text:style-name="Standard">Anzug:</text:p>
      <text:p text:style-name="Standard">Raumfähig: 400</text:p>
      <text:p text:style-name="Standard">Aktive Tarnung: 200</text:p>
      <text:p text:style-name="Standard">Helm ( max. Panzerung 4 | Ein Panzerungspunkt = 300 )</text:p>
      <text:p text:style-name="Standard">Körperpanzer ( max. Panzerung 3 | Ein Panzerpunkt = 500 )</text:p>
      <text:p text:style-name="Standard"/>
      <text:p text:style-name="Standard"/>
      <text:p text:style-name="Standard">Sonstiges:</text:p>
      <text:p text:style-name="Standard"/>
      <text:p text:style-name="Standard">Medikit: 300 ( Spezialwürfel, +1 ab Sp.W. 10, +2 ab Sp.W. 15)</text:p>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as Simon</dc:creator>
    <meta:creation-date>2019-04-30T17:54:00Z</meta:creation-date>
    <dc:date>2019-11-06T19:56:00Z</dc:date>
    <meta:print-date>2019-09-14T19:41:00Z</meta:print-date>
    <meta:template xlink:href="Normal" xlink:type="simple"/>
    <meta:editing-cycles>18</meta:editing-cycles>
    <meta:editing-duration>PT0S</meta:editing-duration>
    <meta:document-statistic meta:page-count="7" meta:paragraph-count="21" meta:word-count="1467" meta:character-count="10689" meta:row-count="77" meta:non-whitespace-character-count="9243"/>
  </office:meta>
</office:document-meta>
</file>